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cm" fo:margin-right="0cm" fo:text-align="justify" style:justify-single-word="false" fo:text-indent="0.499cm" style:auto-text-indent="false"/>
      <style:text-properties fo:language="ru" fo:country="RU"/>
    </style:style>
    <style:style style:name="P10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1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ff3333"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text-align="justify" style:justify-single-word="false"/>
    </style:style>
    <style:style style:name="P11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4" style:family="paragraph" style:parent-style-name="Text_20_body">
      <style:text-properties fo:language="ru" fo:country="RU"/>
    </style:style>
    <style:style style:name="P115" style:family="paragraph" style:parent-style-name="Text_20_body">
      <style:text-properties fo:language="en" fo:country="US"/>
    </style:style>
    <style:style style:name="P116" style:family="paragraph" style:parent-style-name="Text_20_body">
      <style:paragraph-properties fo:background-color="#eeeeee">
        <style:background-image/>
      </style:paragraph-properties>
    </style:style>
    <style:style style:name="P117" style:family="paragraph" style:parent-style-name="Text_20_body">
      <style:paragraph-properties fo:background-color="#eeeeee">
        <style:background-image/>
      </style:paragraph-properties>
      <style:text-properties fo:language="ru" fo:country="RU"/>
    </style:style>
    <style:style style:name="P118" style:family="paragraph" style:parent-style-name="Text_20_body">
      <style:paragraph-properties fo:text-align="justify" style:justify-single-word="false" fo:background-color="#eeeeee">
        <style:background-image/>
      </style:paragraph-properties>
      <style:text-properties fo:language="ru" fo:country="RU"/>
    </style:style>
    <style:style style:name="P119" style:family="paragraph" style:parent-style-name="Text_20_body">
      <style:paragraph-properties fo:background-color="#eeeeee">
        <style:background-image/>
      </style:paragraph-properties>
      <style:text-properties fo:language="en" fo:country="US"/>
    </style:style>
    <style:style style:name="P120" style:family="paragraph" style:parent-style-name="First_20_line_20_indent">
      <style:paragraph-properties fo:background-color="#eeeeee">
        <style:background-image/>
      </style:paragraph-properties>
      <style:text-properties fo:language="ru" fo:country="RU"/>
    </style:style>
    <style:style style:name="P121"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2" style:family="paragraph" style:parent-style-name="Text_20_body">
      <style:paragraph-properties fo:margin-left="0cm" fo:margin-right="0cm" fo:text-align="justify" style:justify-single-word="false" fo:text-indent="0cm" style:auto-text-indent="false"/>
    </style:style>
    <style:style style:name="P12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4" style:family="paragraph" style:parent-style-name="Text_20_body">
      <style:paragraph-properties fo:margin-left="0cm" fo:margin-right="0cm" fo:text-align="center" style:justify-single-word="false" fo:text-indent="0cm" style:auto-text-indent="false"/>
    </style:style>
    <style:style style:name="P12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8"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6" style:family="paragraph" style:parent-style-name="Footnote">
      <style:paragraph-properties fo:margin-left="0cm" fo:margin-right="0cm" fo:text-indent="0cm" style:auto-text-indent="false"/>
      <style:text-properties fo:language="en" fo:country="US"/>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8" style:family="paragraph" style:parent-style-name="Standard">
      <style:text-properties fo:font-style="italic" style:font-style-asian="italic" style:font-style-complex="italic"/>
    </style:style>
    <style:style style:name="P149" style:family="paragraph" style:parent-style-name="Heading_20_1">
      <style:paragraph-properties fo:margin-left="0cm" fo:margin-right="0cm" fo:text-align="center" style:justify-single-word="false" fo:text-indent="0.499cm" style:auto-text-indent="false"/>
    </style:style>
    <style:style style:name="P150" style:family="paragraph" style:parent-style-name="Heading_20_1">
      <style:paragraph-properties fo:background-color="#eeeeee">
        <style:background-image/>
      </style:paragraph-properties>
    </style:style>
    <style:style style:name="P151" style:family="paragraph" style:parent-style-name="Heading_20_2">
      <style:text-properties fo:language="en" fo:country="US"/>
    </style:style>
    <style:style style:name="P152" style:family="paragraph" style:parent-style-name="Heading_20_2">
      <style:text-properties fo:language="ru" fo:country="RU"/>
    </style:style>
    <style:style style:name="P153" style:family="paragraph" style:parent-style-name="Heading_20_2">
      <style:paragraph-properties fo:text-align="justify" style:justify-single-word="false"/>
    </style:style>
    <style:style style:name="P154" style:family="paragraph" style:parent-style-name="Heading_20_2">
      <style:paragraph-properties fo:background-color="#eeeeee">
        <style:background-image/>
      </style:paragraph-properties>
    </style:style>
    <style:style style:name="P155" style:family="paragraph" style:parent-style-name="Heading_20_2">
      <style:paragraph-properties fo:background-color="#eeeeee">
        <style:background-image/>
      </style:paragraph-properties>
      <style:text-properties fo:language="ru" fo:country="RU"/>
    </style:style>
    <style:style style:name="P15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7" style:family="paragraph" style:parent-style-name="Text_20_body" style:list-style-name="L1">
      <style:paragraph-properties fo:text-align="justify" style:justify-single-word="false"/>
    </style:style>
    <style:style style:name="P158" style:family="paragraph" style:parent-style-name="Text_20_body" style:list-style-name="L1">
      <style:paragraph-properties fo:text-align="justify" style:justify-single-word="false"/>
      <style:text-properties fo:language="ru" fo:country="RU"/>
    </style:style>
    <style:style style:name="P159" style:family="paragraph" style:parent-style-name="Text_20_body" style:list-style-name="L2">
      <style:paragraph-properties fo:text-align="justify" style:justify-single-word="false"/>
      <style:text-properties fo:language="ru" fo:country="RU"/>
    </style:style>
    <style:style style:name="P160" style:family="paragraph" style:parent-style-name="Text_20_body" style:list-style-name="L3">
      <style:text-properties fo:language="ru" fo:country="RU"/>
    </style:style>
    <style:style style:name="P161" style:family="paragraph" style:parent-style-name="Text_20_body" style:list-style-name="L3">
      <style:text-properties fo:language="ru" fo:country="RU" fo:background-color="#ffff00"/>
    </style:style>
    <style:style style:name="P162"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3"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16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ff3333" fo:language="ru" fo:country="RU" fo:font-style="normal" fo:font-weight="normal" fo:background-color="transparent" style:font-style-asian="normal" style:font-weight-asian="normal" style:font-style-complex="normal" style:font-weight-complex="normal"/>
    </style:style>
    <style:style style:name="P16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17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7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font-style="normal" fo:font-weight="normal" fo:background-color="transparent" style:font-style-asian="normal" style:font-weight-asian="normal" style:font-style-complex="normal" style:font-weight-complex="normal"/>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normal" fo:font-weight="normal" fo:background-color="transparent"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style:style style:name="T82"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4">&lt;</text:span><text:span text:style-name="T49">Э</text:span><text:span text:style-name="T26">пизод в Кантерлоте, где Луна составляет невысокое мнение об умственных способностях Макса</text:span><text:span text:style-name="T44">&gt;</text:span></text:p>
      <text:p text:style-name="P38">&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0">&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lt;26-<text:span text:style-name="T1">е июля</text:span>&gt;<text:span text:style-name="T1"> — совещание в зале стратегического планирования</text:span></text:p>
      <text:p text:style-name="P69"/>
      <text:h text:style-name="Heading_20_2" text:outline-level="2"><text:soft-page-break/>Прочитанные фанфики</text:h>
      <text:h text:style-name="Heading_20_3" text:outline-level="3">Эпичные</text:h>
      <text:p text:style-name="P114">Обмен ( <text:a xlink:type="simple" xlink:href="https://darkpony.ru/obmen/" text:style-name="Internet_20_link" text:visited-style-name="Visited_20_Internet_20_Link">https://darkpony.ru/obmen/</text:a> )</text:p>
      <text:p text:style-name="P114">Розовые глазки</text:p>
      <text:p text:style-name="P11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2"/>
      <text:h text:style-name="Heading_20_2" text:outline-level="2">Идеи</text:h>
      <text:list xml:id="list4110283351341596692" text:style-name="L1">
        <text:list-item>
          <text:p text:style-name="P157">добавить детектив <text:span text:style-name="T1">(реализовано)</text:span>+ магические уроки/трактаты Старсвирла (реализовано)</text:p>
        </text:list-item>
        <text:list-item>
          <text:p text:style-name="P158">Терра несколько раз пытается убить Макса (один раз — в аквапарке). Несколько раз Макса спасает Селестия (даёт приказы Нексусу)</text:p>
        </text:list-item>
        <text:list-item>
          <text:p text:style-name="P158">Книги:</text:p>
        </text:list-item>
      </text:list>
      <text:list xml:id="list5146104973250272441" text:style-name="L2">
        <text:list-item>
          <text:p text:style-name="P159">«Великие грифоны прошлого» - из канона (5<text:span text:style-name="T9">s8e)</text:span></text:p>
        </text:list-item>
        <text:list-item>
          <text:p text:style-name="P159">«Высшие заклинания в повседневном использовании: от песчинки до дворца»</text:p>
        </text:list-item>
        <text:list-item>
          <text:p text:style-name="P162">«Малоизвестные аспекты магии трансформаций»</text:p>
        </text:list-item>
        <text:list-item>
          <text:p text:style-name="P15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9">Дасти Вейфарер «Зебрианская культура, быт и фольклор»</text:p>
        </text:list-item>
        <text:list-item>
          <text:p text:style-name="P159">«Краткая история Эквестрии»</text:p>
        </text:list-item>
        <text:list-item>
          <text:p text:style-name="P159">«Шедевры архитектуры Эквестрии» с разделом о Кантерлотском Королевском Дворце</text:p>
        </text:list-item>
        <text:list-item>
          <text:p text:style-name="P159">«Великие дела и великие чары». Страница 893: …</text:p>
        </text:list-item>
        <text:list-item>
          <text:p text:style-name="P159">«<text:span text:style-name="T63">Природа Проклятий</text:span>» - обмен</text:p>
        </text:list-item>
        <text:list-item>
          <text:p text:style-name="P159"><text:span text:style-name="T63">«Магия для Чайников»</text:span> - обмен</text:p>
        </text:list-item>
        <text:list-item>
          <text:p text:style-name="P159"><text:span text:style-name="T63">«Энциклопедия Арканум»</text:span> - обмен</text:p>
        </text:list-item>
        <text:list-item>
          <text:p text:style-name="P159">«О Гейсах» - обмен</text:p>
        </text:list-item>
        <text:list-item>
          <text:p text:style-name="P159">«<text:span text:style-name="T63">Тайны Тайных Наук</text:span>» - обмен</text:p>
        </text:list-item>
        <text:list-item>
          <text:p text:style-name="P162">«Основы Заклятий» - обмен</text:p>
        </text:list-item>
        <text:list-item>
          <text:p text:style-name="P159">«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135801030260829263" text:style-name="L3">
        <text:list-item>
          <text:p text:style-name="P16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1">Селестия — переменчивая пони. В одно время не строгая, а в другое может быть такой, что страшно становится</text:p>
        </text:list-item>
        <text:list-item>
          <text:p text:style-name="P160"><text:soft-page-break/>У Селестии были такие элементы гармонии: Магия, Доброта, Смех. У Луны — Верность, Честность, Щедрость. (ксенофазия)</text:p>
        </text:list-item>
        <text:list-item>
          <text:p text:style-name="P16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0">Около 820-ти лет назад будущий маг Лайтнинг Стар поступил на обучение к наставнику Тииспоту</text:p>
        </text:list-item>
        <text:list-item>
          <text:p text:style-name="P16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0">У Селестии грива и хвост развеваются и переливаются от магического шампуня</text:p>
        </text:list-item>
        <text:list-item>
          <text:p text:style-name="P160">Тело Селестии очень крепкое — может выдержать несколько тонн земли</text:p>
        </text:list-item>
        <text:list-item>
          <text:p text:style-name="P160">Дискорд намного старше принцесс, его магия сильнее ихней на голову</text:p>
        </text:list-item>
        <text:list-item>
          <text:p text:style-name="P160">Луна младше Селестии на 3 года. Сёстрам около 5000 лет. <text:span text:style-name="T63">По другим данным, Селестии около 2500 лет (Обмен).</text:span></text:p>
        </text:list-item>
        <text:list-item>
          <text:p text:style-name="P160">Принцессы начали войну с Дискордом в возрасте, когда им было около 700 лет — и продолжалась война почти сто лет</text:p>
        </text:list-item>
        <text:list-item>
          <text:p text:style-name="P160">Самый главный враг сестёр и Дискорда — скука</text:p>
        </text:list-item>
        <text:list-item>
          <text:p text:style-name="P160">В Эквестрии на одного жеребца приходится четыре - пять кобыл</text:p>
        </text:list-item>
        <text:list-item>
          <text:p text:style-name="P16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0">Селестия в первые полторы тысячи лет путешествовала — и заварила несколько войн (две — с Эквестрией, в одной была против Луны)</text:p>
        </text:list-item>
        <text:list-item>
          <text:p text:style-name="P160">Настоящий цвет гривы Селестии — клубнично-розовая. Радужный цвет гривы и хвоста поддерживается магией</text:p>
        </text:list-item>
        <text:list-item>
          <text:p text:style-name="P160">Кроме Дискорда, старше сестёр ещё старейшина драконов</text:p>
        </text:list-item>
        <text:list-item>
          <text:p text:style-name="P160">Кэйденс не прожила и 60-ти лет и является низкорожденной</text:p>
        </text:list-item>
        <text:list-item>
          <text:p text:style-name="P16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0">Народ тихо фигел от нововведений и с ещё большим ожесточением продолжал делать по-своему</text:p>
        </text:list-item>
        <text:list-item>
          <text:p text:style-name="P16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0">Когда пони женятся, они обмениваются ножными браслетами</text:p>
        </text:list-item>
        <text:list-item>
          <text:p text:style-name="P160">Светилами, кроме сестёр, могут управлять единороги (группы), Дискорд, Твайлайт и Старсвирл</text:p>
        </text:list-item>
        <text:list-item>
          <text:p text:style-name="P160">Королева Кризалис — правительница Зелёной Долины</text:p>
        </text:list-item>
        <text:list-item>
          <text:p text:style-name="P160"><text:soft-page-break/>Мать Луны и Селестии — аликорн Лорен. Мать Дискорда — Алиса (пони-человек)</text:p>
        </text:list-item>
        <text:list-item>
          <text:p text:style-name="P16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2">Искусственный интеллект. Создан Владом и Максом. Разработан для управления корпорациями.</text:p>
      <text:h text:style-name="Heading_20_3" text:outline-level="3">Норф</text:h>
      <text:p text:style-name="P11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text:soft-page-break/>Рэйнбоу Дэш</text:h>
      <text:p text:style-name="P12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2">Единорог. Холост, молод, мечтателен. Живёт в Кантерлоте. В свободное время рисует облака.</text:p>
      <text:h text:style-name="Heading_20_3" text:outline-level="3">Алекс</text:h>
      <text:p text:style-name="P122">Менеджер проектов, над одним из которых (Нексус) работает Макс.</text:p>
      <text:h text:style-name="Heading_20_3" text:outline-level="3">Ростик</text:h>
      <text:p text:style-name="P122">Лидер команды тестировщиков</text:p>
      <text:h text:style-name="Heading_20_3" text:outline-level="3">Стас</text:h>
      <text:p text:style-name="P122">Программист-новичок в команде Макса.</text:p>
      <text:h text:style-name="Heading_20_3" text:outline-level="3">Рома</text:h>
      <text:p text:style-name="P122">Программист в команде UI-программистов</text:p>
      <text:h text:style-name="Heading_20_3" text:outline-level="3">Анджела</text:h>
      <text:p text:style-name="P122">Сисадмин. Флиртует с Максом.</text:p>
      <text:p text:style-name="P122"/>
      <text:h text:style-name="Heading_20_2" text:outline-level="2">Положения</text:h>
      <text:p text:style-name="P122">Без Магии в Эквестрии - технологии средних веков. Магия помогает работать паровым машинам, элетродвигателям, ДВС.</text:p>
      <text:h text:style-name="Heading_20_2" text:outline-level="2"><text:soft-page-break/>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text:soft-page-break/>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51"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7">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text:soft-page-break/>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9">&lt;\</text:span><text:span text:style-name="T1">Выполняю задачу</text:span>...</text:p>
      <text:p text:style-name="P85"><text:span text:style-name="T9">&lt;\</text:span>...</text:p>
      <text:p text:style-name="P85"><text:span text:style-name="T9">&lt;\</text:span>Решение:</text:p>
      <text:p text:style-name="P8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text:soft-page-break/></text:p>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7">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4">***</text:p>
      <text:p text:style-name="P124"/>
      <text:p text:style-name="P3"><text:soft-page-break/>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oft-page-break/><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text:soft-page-break/>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7">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5"><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1">…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text:soft-page-break/>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oft-page-break/>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text:soft-page-break/>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6676853355363091047" text:style-name="L4">
        <text:list-item>
          <text:p text:style-name="P16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6"><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oft-page-break/><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text:soft-page-break/></text:p>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text:soft-page-break/>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text:soft-page-break/></text:p>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text:soft-page-break/></text:p>
      <text:h text:style-name="P152"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text:soft-page-break/>–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text:soft-page-break/>–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text:soft-page-break/>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text:soft-page-break/>–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text:soft-page-break/>–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51"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1">— вся архитектура явно </text:span><text:span text:style-name="T33">была </text:span><text:span text:style-name="T41">заточена под крылатых. Таких, для которых приземлиться на балкон в тронном зале или уйти через портик на крыше</text:span><text:span text:style-name="T60"> </text:span><text:span text:style-name="T41">—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3">упором в виде </text:span><text:span text:style-name="T41">голов</text:span><text:span text:style-name="T33">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1"> </text:span><text:span text:style-name="T33">Его центр занимал высокий </text:span><text:span text:style-name="T41">кругл</text:span><text:span text:style-name="T33">ый</text:span><text:span text:style-name="T41"> </text:span><text:span text:style-name="T33">футон</text:span><text:span text:style-name="T41"> </text:span><text:span text:style-name="T33">с</text:span><text:span text:style-name="T41"> велик</text:span><text:span text:style-name="T33">им</text:span><text:span text:style-name="T41"> множество</text:span><text:span text:style-name="T33">м</text:span><text:span text:style-name="T41"> подушек. Среди них я с удивлением заметил плюшевую единорожку </text:span><text:span text:style-name="T33">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9">Мне печалиться не стоит</text:p><text:p text:style-name="P139">Жизнь прекрасна и ярк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text:p><text:p text:style-name="P139">Но друзей моих немного,</text:p><text:p text:style-name="P139">Гложе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7">А из Пинто Крика уже месяц нет новостей...</text:span></text:p>
      <text:p text:style-name="P3"><text:span text:style-name="T41">–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7">– </text:span>“<text:span text:style-name="T1">Что я могу сделать, чтобы вернуть всё назад?</text:span>”</text:p>
      <text:p text:style-name="P11"><text:span text:style-name="T47">– </text:span><text:span text:style-name="T33">Так и сказала?</text:span></text:p>
      <text:p text:style-name="P1"><text:span text:style-name="T41">–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7">– </text:span><text:span text:style-name="T33">Что бы это значило, Флер?</text:span></text:p>
      <text:p text:style-name="P11"><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2">&lt;</text:span><text:span text:style-name="T62">Mark Knopfler - </text:span><text:span text:style-name="T61">Hill Farmer's Blues</text:span><text:span text:style-name="T42">&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3">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1">исчезновений уже год. Почту за честь работать </text:span><text:span text:style-name="T33">под твоим руководством</text:span><text:span text:style-name="T41">. Подожди немного, я </text:span><text:span text:style-name="T33">от</text:span><text:span text:style-name="T41">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25"><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6">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6">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1">—</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3">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1">– Я </text:span><text:span text:style-name="T47">всегда буду оставаться в тени. </text:span><text:span text:style-name="T41">– </text:span><text:span text:style-name="T47">хлюпала единорожка. </text:span><text:span text:style-name="T41">–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9">– </text:span>Ты?!</text:p>
      <text:p text:style-name="P103"><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9">– М</text:span>ожет тогда, ты скажешь, что в нём пошло не так и почему к вам попал я, а не сверхаликорн?</text:p>
      <text:p text:style-name="P103"><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3">.</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9">Чужестранец-примат разбил сердце нашей обожае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9">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3">ZZ Top – Gimme all your lovin</text:p>
      <text:p text:style-name="P73">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1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8">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примат,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text:p>
      <text:p text:style-name="P49">Фак! Фак-фак-фак!!!</text:p>
      <text:p text:style-name="P49">«<text:span text:style-name="T29">Исчезновение дневной главы диархии: Эквестрия в панике!</text:span>» (статья двухдневной давности).</text:p>
      <text:p text:style-name="P49">«<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49">«<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49">«<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6"/>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pan text:style-name="T29">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8">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19">Дружба </text:span><text:span text:style-name="T37">—</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29">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oft-page-break/><text:span text:style-name="T29">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oft-page-break/>«<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text:span><text:span text:style-name="T29">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text:soft-page-break/>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39">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text:soft-page-break/>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text:soft-page-break/>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oft-page-break/><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0">– </text:span><text:span text:style-name="T31">Шейла! Шейла Блюскай! И я уже не малышка! </text:span><text:span text:style-name="T40">– </text:span><text:span text:style-name="T31">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text:soft-page-break/>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text:soft-page-break/>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oft-page-break/><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text:soft-page-break/>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oft-page-break/><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oft-page-break/><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text:soft-page-break/>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text:soft-page-break/>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text:soft-page-break/>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53" text:outline-level="2">19. <text:span text:style-name="T1">Лучший</text:span> Гранд Галопин<text:span text:style-name="T1">г</text:span> Гала <text:span text:style-name="T1">в истории</text:span></text:h>
      <text:p text:style-name="P69">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text:soft-page-break/>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text:soft-page-break/>–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Наш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69">INXS – Suicide blonde</text:p>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1">…</text:p>
      <text:p text:style-name="P51"><text:soft-page-break/>Музыкальный транс прервался цоканьем копыт по парковой дорожке. Две фигуры устало брели прочь от замка, тихо переговариваясь.</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text:soft-page-break/>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text:soft-page-break/></text:p>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1">Зафиксирована опасная ситуация. Сознание пациента </text:span><text:span text:style-name="T82">&lt;</text:span><text:span text:style-name="T81">Селестия</text:span><text:span text:style-name="T82">&gt;</text:span><text:span text:style-name="T81"> не регистрируется. Активируется протокол экстренной эвакуации пациента </text:span><text:span text:style-name="T82">&lt;</text:span><text:span text:style-name="T81">Селестия</text:span><text:span text:style-name="T82">&gt;</text:span><text:span text:style-name="T81"> к </text:span><text:span text:style-name="T82">&lt;</text:span><text:span text:style-name="T81">Луна</text:span><text:span text:style-name="T82">&gt;</text:span><text:span text:style-name="T81">.</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text:soft-page-break/>БЛЯ!!!</text:p>
      <text:p text:style-name="P5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text:p>
      <text:p text:style-name="P51">– В каком ещё низу???</text:p>
      <text:p text:style-name="P51">– Ну… внизу.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0. Назад</text:h>
      <text:p text:style-name="P72">Electric Light Orchestra – Sorrow about to fall</text:p>
      <text:p text:style-name="P51">Скалу ощутимо тряхнуло. Грибной суп выплеснулся из супницы на стол.</text:p>
      <text:p text:style-name="P51">– Четвёртый день уж волокут. Могли бы и научиться наконец-то. – проворчала Эпплджек с набитым ртом.</text:p>
      <text:p text:style-name="P51">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1">– Девочки, под нами Понивилль! – захлопала копытами Рэрити. – Узнаю свой бутик!</text:p>
      <text:p text:style-name="P51">Да, с утёса открылся городок, очертаниями повторяющий карту Понивилля.</text:p>
      <text:p text:style-name="P51">– Эй-Джей, гляди, твоя ферма! – Дэш указала на ряды деревьев на окраине городка.</text:p>
      <text:p text:style-name="P51">– Агась, она! – кивнула фермерша. – А это значит, скоро приедем.</text:p>
      <text:p text:style-name="P5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1"/>
      <text:p text:style-name="P51">…</text:p>
      <text:p text:style-name="P51"/>
      <text:p text:style-name="P51">Мы стояли в зале стратегического планирования. Перед нами стоял столик с фруктами и минеральной водой. Луна прохаживалась перед стендом в строгом жакете и квадратных очках (готов биться об заклад, с нулевым увеличением). В углу в кресле развалился Дискорд и плевал в потолок.</text:p>
      <text:p text:style-name="P51">– Итак, на рассвете мы достигнем цели. Надеюсь, все помнят план действий. Мы высаживаемся группой у входа и…</text:p>
      <text:p text:style-name="P51">– Прячемся?</text:p>
      <text:p text:style-name="P51">– Дерёмся с пландерсидами?</text:p>
      <text:p text:style-name="P51">– Создаём магическое убежище?</text:p>
      <text:p text:style-name="P51">– Нет!</text:p>
      <text:p text:style-name="P51">Луна поднесла копыто ко рту и прокашлялась.</text:p>
      <text:p text:style-name="P51">– Как я уже неоднократно повторяла, у нас нет времени на всё вышеперечисленное. Масса «Громовержца» обязательно пробудит спящие в болоте пландерсиды. Разумеется, ему они не страшны, но пландерсиды есть также и в подвалах замка. Наш козырь — внезапность. Мы молниеносно высаживаемся у входа и проникаем внутрь. Подва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1">Я вспомнил, как мы драпали из замка, но промолчал.</text:p>
      <text:p text:style-name="P5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1">– По возвращению человек отыщет Сестру с помощью компаса, что Мы приготовили для него. Ты активировал компас, человек?</text:p>
      <text:p text:style-name="P51">– А как же! Это стоило мне кучи седых волос.</text:p>
      <text:p text:style-name="P51">– Чудесно! Осталось дело за малым — найти Сестру.</text:p>
      <text:p text:style-name="P51">– Не кажется ли тебе, дражайшая, что ты забыла об одной незначительной детали? – встрял Дискорд. – <text:s/>Совсем незначительной, вот такусенькой?</text:p>
      <text:p text:style-name="P51">– Какой же? – нахмурилась Луна. – Ты изменяешь условия сделки?</text:p>
      <text:p text:style-name="P51">– Да забудь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1"><text:soft-page-break/>Драконикус для наглядности снова плюнул.</text:p>
      <text:p text:style-name="P51">– Так бывает, когда мир или слишком стар, или слишком жаден и всю магию гребёт под себя. Не то, чтоб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51">– Нам нужно посмотреть… Третья степень плюс заклинание факела… На восстановление понадобится…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1">– Глупости говоришь, Хмурая Метёлка! – благодушно отозвался Дискорд. – Хочешь работать бессменным экспонатом цирка-шапито? Или стать донором омолаживающей крови для богатеньких засранцев?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пальчики оближешь! А в нужное время откроем коридор с нашей стороны.</text:p>
      <text:p text:style-name="P106">– А как мы узнаем, когда будет нужное время? План ненадёжен. – засомневалась Луна.</text:p>
      <text:p text:style-name="P110"><text:span text:style-name="T1">–</text:span> Ерунда какая, не придирайся к моему гениальному плану! <text:span text:style-name="T1">–</text:span> отмахнулся Дискорд. <text:span text:style-name="T1">–</text:span> <text:span text:style-name="T1">Откроем коридор через месяц</text:span>. Этого времени на поиски с головой хватит.</text:p>
      <text:p text:style-name="P107"/>
      <text:p text:style-name="P108">***</text:p>
      <text:p text:style-name="P107"/>
      <text:p text:style-name="P106">Сумерки укутывали землю пушистым одеялом. Мы сидели на смотровой площадке крепостной стены и любовались проплывающим внизу лесом.</text:p>
      <text:p text:style-name="P106">…</text:p>
      <text:p text:style-name="P169"><text:span text:style-name="T9">–</text:span> Ну хорошо, а кто вами правит? Аликорн? Драконикус? Какой-нибудь человек с рогом во лбу? Или у вас нет правителя?</text:p>
      <text:p text:style-name="P169"><text:span text:style-name="T9">–</text:span> Нет, почему? Правитель есть. Только он не постоянный. Его избирают. Раз в несколько лет.</text:p>
      <text:p text:style-name="P107">– Но это же полная ерунда! – <text:span text:style-name="T1">в</text:span>оскликнула Д<text:span text:style-name="T1">эш</text:span>. – С какой стати он будет заботиться о королевстве как о своём, если будет знать, что через несколько лет оно будет не его?</text:p>
      <text:p text:style-name="P107">– <text:span text:style-name="T1">А я и не говорил, что у нас всё разумно устроено. У нас дофигищща всякой херни, и форма правления — далеко не самая большая из них. Если я расскажу тебе хотя бы десятую долю всего говна, что знаю про свой мир, у тебя уши завянут.</text:span></text:p>
      <text:p text:style-name="P107"><text:span text:style-name="T1">Пегаска задумалась.</text:span></text:p>
      <text:p text:style-name="P107"><text:span text:style-name="T1">– Макс?</text:span></text:p>
      <text:p text:style-name="P107"><text:span text:style-name="T1">– Да?</text:span></text:p>
      <text:p text:style-name="P107"><text:span text:style-name="T1">–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span></text:p>
      <text:p text:style-name="P107"><text:span text:style-name="T1">Я почесал пегаску под гривой и объяснил:</text:span></text:p>
      <text:p text:style-name="P107"><text:span text:style-name="T1">–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span></text:p>
      <text:p text:style-name="P107"><text:span text:style-name="T1">Я почувствовал резкую боль. Отдёрнув руку, я увидел на пальце кровь из ранки. </text:span></text:p>
      <text:p text:style-name="P107"><text:span text:style-name="T1">Дэш смутилась.</text:span></text:p>
      <text:p text:style-name="P107"><text:span text:style-name="T1">– Ой, извини, я тебя не предупредила! – пегаска раздвинула гриву, показывая крупную брошь в виде радужной молнии. – Наградили за радужный удар на Гала. Здоровски круто, правда?</text:span></text:p>
      <text:p text:style-name="P107"><text:soft-page-break/><text:span text:style-name="T1"/></text:p>
      <text:p text:style-name="P167">&lt;поранился о заколку в виде радужной молнии — награда РД за радужный удар на Гала&gt;</text:p>
      <text:p text:style-name="P111">&lt;<text:span text:style-name="T1">Луна встречает вечером Макса после Дэш (у Дэш в волосах - брошь) и говорит ему, что он может вернуться вместе с Сел (аликорнам трудно отказать).</text:span>&gt;</text:p>
      <text:p text:style-name="P111">&lt;<text:span text:style-name="T1">Дэш хочет последовать за Максом. Он её отговаривает.</text:span>&gt;</text:p>
      <text:p text:style-name="P107"/>
      <text:p text:style-name="P51"/>
      <text:p text:style-name="P169"/>
      <text:p text:style-name="P106">&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107"/>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51"/>
      <text:p text:style-name="P84"><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09"/>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9">ПОНИ!!! ВЫ ЗАЕБАЛИ</text:span>!<text:span text:style-name="T29"> ВЫ ДАДИТЕ МНЕ ПОСПАТЬ, ИЛИ НЕТ? НЕ БУДЬ Я АГАМЕМНОН-БЕСКЛАННИК</text:span>!<text:span text:style-name="T9">)</text:span>, схватившего замок и улетает с сокровищами нафиг подальше от беспокойных пони)</text:p>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2"><text:span text:style-name="T23">В замке сестёр Макс с Дэш разругиваются.</text:span>&gt;</text:p>
      <text:p text:style-name="P42"/>
      <text:p text:style-name="P42"/>
      <text:p text:style-name="P42"/>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oft-page-break/><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lt;<text:span text:style-name="T22">Пландерсид покрыл грудь Макса шрамами в замке сестёр</text:span>&gt;</text:p>
      <text:p text:style-name="P42"/>
      <text:p text:style-name="P31"/>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26"><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7"/>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text:soft-page-break/></text:p>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15"/>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54" text:outline-level="2">Сон Рэрити</text:h>
      <text:p text:style-name="P76"/>
      <text:p text:style-name="P77">***</text:p>
      <text:p text:style-name="P83">&lt;<text:span text:style-name="T22">На Терре Селестия, будучи в компьютере, случайно пробуждает в Нексусе активный интеллект.</text:span>&gt;</text:p>
      <text:p text:style-name="P76"/>
      <text:h text:style-name="P154" text:outline-level="2">Рейд пони-рэйнджеров</text:h>
      <text:p text:style-name="P76"/>
      <text:p text:style-name="P86">(леденящий душу триллер, музыка тревожная)</text:p>
      <text:p text:style-name="P7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4" text:outline-level="2"><text:soft-page-break/></text:h>
      <text:h text:style-name="P154" text:outline-level="2">Продолжение ЛСД-чаепития</text:h>
      <text:p text:style-name="P76"/>
      <text:p text:style-name="P76"><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3"/>
      <text:h text:style-name="P154" text:outline-level="2">Поиск решения</text:h>
      <text:p text:style-name="P116"/>
      <text:p text:style-name="P80"/>
      <text:p text:style-name="P76"><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0"/>
      <text:p text:style-name="P76"><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text:span><text:span text:style-name="T22">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text:span><text:span text:style-name="T22">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6"/>
      <text:h text:style-name="P154" text:outline-level="2">Поход к замку Принцес-2</text:h>
      <text:p text:style-name="P76"/>
      <text:p text:style-name="P7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6"><text:span text:style-name="T1">–</text:span> Это значит, что мы совсем близко от замка. От того остова замок должен быть виден, <text:span text:style-name="T1">–</text:span> прошептала Луна.</text:p>
      <text:p text:style-name="P76">На металлическом боку остова были отчётливо видны четыре вмятины <text:span text:style-name="T9">—</text:span> место торможения Кимеринна.</text:p>
      <text:p text:style-name="P7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6"><text:soft-page-break/>Я внимательно осмотрел покорёженный остов. </text:p>
      <text:p text:style-name="P76">”...eing” <text:span text:style-name="T9">—</text:span> виднелось под листвой плюща.</text:p>
      <text:p text:style-name="P76">“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6">Кобылки о чём-то спорили, в то время как стражники пытались нащупать брод.</text:p>
      <text:p text:style-name="P7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6"><text:span text:style-name="T1">–</text:span> Кимеринн погиб от тентаклиан, <text:span text:style-name="T1">–</text:span> тихо заметила Луна. <text:span text:style-name="T1">–</text:span> Ждите меня здесь.</text:p>
      <text:p text:style-name="P7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6">Тяжело дыша, Луна вернулась.</text:p>
      <text:p text:style-name="P80"/>
      <text:p text:style-name="P76"><text:span text:style-name="T9">&lt;</text:span><text:span text:style-name="T22">высоко летать нельзя из-за молний</text:span><text:span text:style-name="T9">&gt;</text:span></text:p>
      <text:p text:style-name="P80"/>
      <text:p text:style-name="P7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6">Её голос заглушил протяжный стон металла.</text:p>
      <text:p text:style-name="P76">Остов самолёта выпрямился и, чуть приподнявшись над землёй, сразу же опустился.</text:p>
      <text:p text:style-name="P76"><text:span text:style-name="T1">–</text:span> Дискорд!!! - одновременно воскликнули Луна, Дэш, ЭйДжей, Флаттершай и я.</text:p>
      <text:p text:style-name="P76">И действительно, за штурвалом <text:s/>сидел драконикус и что-то шептал себе под нос. Остов снова приподнялся и опять опустился.</text:p>
      <text:p text:style-name="P76"><text:span text:style-name="T1">–</text:span> У меня бы ни в жизни это бы не получилось, не помогай мне он. <text:span text:style-name="T1">–</text:span> заявил Дискорд.</text:p>
      <text:p text:style-name="P76"><text:span text:style-name="T1">–</text:span> Кто <text:span text:style-name="T9">—</text:span> “он”, <text:span text:style-name="T1">–</text:span> спросила Луна.</text:p>
      <text:p text:style-name="P7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6"><text:span text:style-name="T1">–</text:span> Поворачиваем! Поворачиваем! <text:span text:style-name="T1">–</text:span> прохрипел Дискорд.</text:p>
      <text:p text:style-name="P76"><text:span text:style-name="T1">–</text:span> Как? <text:span text:style-name="T1">–</text:span> Твайлайт зажмурилась от напряжения.</text:p>
      <text:p text:style-name="P76"><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6">Кабина медленно накренилась. Деревья поплыли вправо. </text:p>
      <text:p text:style-name="P76"><text:span text:style-name="T1">–</text:span> Выравниваем!!!</text:p>
      <text:p text:style-name="P76"><text:soft-page-break/>Кабина выровнялась. Сначала деревья, а потом водная гладь медленно проплывали внизу.</text:p>
      <text:p text:style-name="P76"><text:span text:style-name="T1">–</text:span> Вот так и держим. Эта железяка очень нам благодарна.</text:p>
      <text:p text:style-name="P76"><text:span text:style-name="T1">–</text:span> Скорее! Я долго не выдержу! Она слишком тяжёлая. <text:span text:style-name="T1">–</text:span> Твайлайт дрожала от напряжения.</text:p>
      <text:p text:style-name="P7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6">Поняв тщётность усилий, пегаска вернулась в самолёт. В закрытую ею дверь через секунду громыхнул тентаклиан.</text:p>
      <text:p text:style-name="P76"><text:span text:style-name="T1">–</text:span> Не сдаёмся! Этой мерзкой дряни не победить нас! <text:span text:style-name="T1">–</text:span> хрипел Дискорд.</text:p>
      <text:p text:style-name="P7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6"><text:span text:style-name="T1">–</text:span> Я больше не могу, <text:span text:style-name="T1">–</text:span> простонала Твайлайт и лишилась чувств.</text:p>
      <text:p text:style-name="P76">“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6">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6">Мне показался знакомым открывшийся корридор слева.</text:p>
      <text:p text:style-name="P7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6">Топот копыт основной группы затихал за поворотом основного корридора. РД коротко кивнула и, пропустив меня в проём, потрусила за мной.</text:p>
      <text:p text:style-name="P76"><text:soft-page-break/>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6"><text:span text:style-name="T1">Дэш</text:span> вытянула шею и навострила уши, прислушивась к затихающему топоту. Потом высоко подпрыгнула и зависла в воздухе.</text:p>
      <text:p text:style-name="P76"/>
      <text:p text:style-name="P76"><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6"/>
      <text:p text:style-name="P76"><text:span text:style-name="T1">–</text:span> Хватайся за ноги. <text:span text:style-name="T1">–</text:span> <text:span text:style-name="T1">с</text:span>командовала она.</text:p>
      <text:p text:style-name="P7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6">После двух кувырков по камням гудела голова и саднило ушибленное плечо. </text:p>
      <text:p text:style-name="P76"><text:span text:style-name="T1">–</text:span> Дэш? Ты где? Дэш?</text:p>
      <text:p text:style-name="P76">До меня донеслось тяжёлое дыхание и звуки борьбы из бокового прохода метрах в пяти позади меня.</text:p>
      <text:p text:style-name="P7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6">Наконец она процедила сквозь зубы:</text:p>
      <text:p text:style-name="P76"><text:span text:style-name="T1">–</text:span> Всё. Уходи! <text:span text:style-name="T1">–</text:span> и с силой толкнула меня в грудь копытом, одновременно вырываясь из объятий.</text:p>
      <text:p text:style-name="P76"><text:span text:style-name="T1">–</text:span> Дэш! <text:span text:style-name="T1">–</text:span> <text:span text:style-name="T1">с</text:span> пола я увидел, как в петле тентаклиана с хрустом ломается её крыло.</text:p>
      <text:p text:style-name="P76">Дэш застонала и у неё подкосились передние ноги.</text:p>
      <text:p text:style-name="P76"><text:span text:style-name="T1">–</text:span> Уйди! Не смотри на меня! <text:span text:style-name="T1">–</text:span> зло крикнула она мне.</text:p>
      <text:p text:style-name="P7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6">Очередной рывок сбил меня с ног.</text:p>
      <text:p text:style-name="P76">Я очнулся от спёртого дыхания.</text:p>
      <text:p text:style-name="P76">Дискорд, ругаясь сквозь зубы, волок меня под мышкой по коридору, по которому пять минут назад мы с Дэш догоняли группу.</text:p>
      <text:p text:style-name="P7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6">Я тупо смотрел на проносящиеся подо мной плиты. Мыслей не было никаких. Только воспоминания.</text:p>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oft-page-break/><text:span text:style-name="T1">–</text:span> Все приготовились? Луна, ты готова?</text:p>
      <text:p text:style-name="P76"><text:span text:style-name="T1">–</text:span> Да.</text:p>
      <text:p text:style-name="P76"><text:span text:style-name="T1">–</text:span> Твайлайт?</text:p>
      <text:p text:style-name="P76"><text:span text:style-name="T1">–</text:span> Да!</text:p>
      <text:p text:style-name="P7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pan text:style-name="T1">–</text:span> Начинаем!</text:p>
      <text:p text:style-name="P76"><text:span text:style-name="T1">–</text:span> Начинаем!</text:p>
      <text:p text:style-name="P7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oft-page-break/><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6"/>
      <text:h text:style-name="P154" text:outline-level="2">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text:soft-page-break/>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54"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9">&gt;</text:span>\Привет, Нексус. Это Макс.</text:p>
      <text:p text:style-name="P76"><text:span text:style-name="T9">&lt;\</text:span>Привет, Макс. Рад тебя видеть.</text:p>
      <text:p text:style-name="P81">Хм. Блок эмоций? Или просто модификация стандартного приветствия?</text:p>
      <text:p text:style-name="P76"><text:span text:style-name="T9">&gt;\</text:span>Нексус, отключи память событий за последнюю неделю.</text:p>
      <text:p text:style-name="P76"><text:span text:style-name="T9">&lt;\</text:span>Выполнено, Макс.</text:p>
      <text:p text:style-name="P76"><text:span text:style-name="T9">&gt;</text:span>\Задача по корпоративной логике. Выдай наиболее оптимальное решение.</text:p>
      <text:p text:style-name="P76"><text:span text:style-name="T9">&lt;\</text:span>Жду с нетерпением, Макс.</text:p>
      <text:p text:style-name="P76"><text:span text:style-name="T9">&gt;\</text:span>Постановка задачи.</text:p>
      <text:p text:style-name="P7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9">&gt;\</text:span>Ограничения.</text:p>
      <text:p text:style-name="P76"><text:span text:style-name="T9">&gt;\</text:span>Ты не можешь подать в суд на компанию Б и ждать результатов, так как за время разбирательства компания А обанкротится.</text:p>
      <text:p text:style-name="P76"><text:span text:style-name="T9">&gt;\</text:span>Задание.</text:p>
      <text:p text:style-name="P76"><text:soft-page-break/><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9">&lt;\</text:span>Задача принята...</text:p>
      <text:p text:style-name="P76"><text:span text:style-name="T9">&lt;\</text:span>...</text:p>
      <text:p text:style-name="P76"><text:span text:style-name="T9">&lt;\</text:span>...</text:p>
      <text:p text:style-name="P76"><text:span text:style-name="T9">&lt;\</text:span>Решение:</text:p>
      <text:p text:style-name="P76"><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text:soft-page-break/>… Через пару минут мы встретились в коридоре у стенда с достижениями корпорации.</text:p>
      <text:p text:style-name="P76">– Ты точно уверен, что Селестия где-то здесь?</text:p>
      <text:p text:style-name="P7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76">–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6">– А как…</text:p>
      <text:p text:style-name="P76">– Не изволь беспокоиться, я и не в таких мирах бывал, – перебил меня Дискорд. –</text:p>
      <text:p text:style-name="P80"/>
      <text:p text:style-name="P76"><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54" text:outline-level="2"><text:soft-page-break/>Безнадёжность</text:h>
      <text:p text:style-name="P80">&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9">&lt;</text:span><text:span text:style-name="T22">подать фонарь под другим сосусом</text:span><text:span text:style-name="T9">&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54" text:outline-level="2"><text:soft-page-break/>След?</text:h>
      <text:p text:style-name="P116"/>
      <text:p text:style-name="P76"><text:span text:style-name="T9">&lt;</text:span><text:span text:style-name="T22">сначала эпизод - проверка сумки в серверной</text:span><text:span text:style-name="T9">&gt;</text:span></text:p>
      <text:p text:style-name="P76"><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9">&lt;</text:span><text:span text:style-name="T22">“Последний Единорог” Питера Бигла</text:span><text:span text:style-name="T9">&gt;</text:span> и повернулась ко мне.</text:p>
      <text:p text:style-name="P76">–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text:soft-page-break/></text:p>
      <text:p text:style-name="P76"><text:span text:style-name="T9">&lt;</text:span><text:span text:style-name="T22">Расширить сцену в кафе. Ожидание, подьём и… падение ожиданий</text:span><text:span text:style-name="T9">&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6"><text:soft-page-break/>–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54" text:outline-level="2">Озарение</text:h>
      <text:p text:style-name="P76"/>
      <text:p text:style-name="P76"><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6037830605531843251" text:style-name="L5">
        <text:list-header>
          <text:p text:style-name="P16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oft-page-break/><text:span text:style-name="T9">– </text:span>А если нет? – Эпплджек смотрела мне мне прямо в глаза.</text:p>
      <text:list xml:id="list20245339" text:continue-numbering="true" text:style-name="L5">
        <text:list-header>
          <text:p text:style-name="P165">Я молча пожал плечами. Эпплджек уверенно продолжила.</text:p>
        </text:list-header>
      </text:list>
      <text:p text:style-name="P9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36869" text:continue-numbering="true" text:style-name="L5">
        <text:list-header>
          <text:p text:style-name="P165">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31121" text:continue-numbering="true" text:style-name="L5">
        <text:list-header>
          <text:p text:style-name="P165">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2"/>
      <text:h text:style-name="P155" text:outline-level="2">Почти.</text:h>
      <text:p text:style-name="P117"/>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text:soft-page-break/>–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55" text:outline-level="2">Дискорд</text:h>
      <text:p text:style-name="P116"/>
      <text:p text:style-name="P117">Девушки поспешно собирались, пока я растолковывал им задачу.</text:p>
      <text:p text:style-name="P117"><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7"><text:span text:style-name="T9">– </text:span>Это тот твой приятель, который разбился с полгода назад? – спросила Эпплджек.</text:p>
      <text:p text:style-name="P117"><text:span text:style-name="T9">– </text:span>Да, это он.</text:p>
      <text:p text:style-name="P117"><text:span text:style-name="T9">– </text:span>А как мы попадём в его квартиру? Там сейчас кто-то живёт? – Флаттершай прыгала на одной ноге, натягивая кед.</text:p>
      <text:p text:style-name="P117"><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8">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8">Я поднёс брелок пропуска к домофону, но дверь подъезда не открылась. Замигала красная лампочка и зажужжал зуммер.</text:p>
      <text:p text:style-name="P118">Я выругался.</text:p>
      <text:p text:style-name="P118"><text:span text:style-name="T9">– </text:span>Макс, что случилось? У нас проблемы?</text:p>
      <text:p text:style-name="P118"><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8"><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8"><text:span text:style-name="T9">– </text:span>Нет нужды. Лучше станьте-ка сзади меня так, чтобы заслонить от этих бабулек и от вооон той камеры наблюдения.</text:p>
      <text:list xml:id="list8126783582091969013" text:style-name="L6">
        <text:list-header>
          <text:p text:style-name="P16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40"><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40"><text:span text:style-name="T9">– </text:span>Макс, тут окно разбито! И верёвка какая-то висит. – крикнула Флаттершай из кухни.</text:p>
      <text:p text:style-name="P140"><text:span text:style-name="T9">– </text:span>Оставь, Флатти, не сейчас! – отмахнулся я.</text:p>
      <text:p text:style-name="P147">Лампочка питания на ноутбуке горела, <text:s/>но подключенный монитор оставался тёмным. Я постучал по пробелу, но безрезультатно.</text:p>
      <text:p text:style-name="P140"><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0"><text:span text:style-name="T9">– </text:span>Монитор выключен. – <text:s/>раздалось из угла. Кресло с высокой спинкой повернулось, открыв нашим взорам Дискорда. </text:p>
      <text:p text:style-name="P14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0">Он приподнял панамку, дурашливо здороваясь.</text:p>
      <text:p text:style-name="P140"><text:span text:style-name="T9">– </text:span>Оп-па! – пробормотала Эпплджек. – Нежданчик!</text:p>
      <text:p text:style-name="P140"><text:span text:style-name="T9">– </text:span>Ты, я вижу, времени не терял, – моя рука под прикрытием стола медленно тянулась к тяжёлой фарфоровой кружке, стоящей на краю.</text:p>
      <text:p text:style-name="P120"><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0"><text:span text:style-name="T9">– </text:span>А почему ты вообще решил искать нас тут? – спросила Эпплджек. – Приехал бы домой. Мы б тебя чаем напоили.</text:p>
      <text:p text:style-name="P120"><text:span text:style-name="T9">– </text:span>Видишь ли, дорогая Эй-Джей, я с самого начала знал, где находится наша уважаемая принцесса, а времени в обрез, так что...</text:p>
      <text:p text:style-name="P128">В проёме дверей появилась Флаттершай.</text:p>
      <text:p text:style-name="P120"><text:span text:style-name="T9">– </text:span>С кем это вы тут разговариваете?</text:p>
      <text:list xml:id="list4227573999137596081" text:style-name="L7">
        <text:list-header>
          <text:p text:style-name="P156"><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8">Оглушённый Дискорд попытался было отъехать на кресле в сторону, но я припёр его стулом к стенке.</text:p>
      <text:p text:style-name="P120">– Жанна, Флатти, хватайте ноут и на выход! Я с ним разберусь! Не теряйте вре...!</text:p>
      <text:p text:style-name="P120">– ТЫ ИДИО...!!!</text:p>
      <text:p text:style-name="P120">Дискорд <text:s/>зорал одновременно со мной, прикрываясь от меня руками, когда раздался оглушительный</text:p>
      <text:p text:style-name="P120">...</text:p>
      <text:p text:style-name="P121">БАХ!!!</text:p>
      <text:p text:style-name="P120">…</text:p>
      <text:p text:style-name="P12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0">На лице Дискорда появилось удивлённо-мечтательное выражение и он вырубился.</text:p>
      <text:p text:style-name="P140"/>
      <text:h text:style-name="P154" text:outline-level="2">Селестия</text:h>
      <text:p text:style-name="P140"/>
      <text:p text:style-name="P11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0">Включенный монитор показал схематическое изображение Селестиии, </text:p>
      <text:p text:style-name="P141">&gt;\<text:span text:style-name="T1">Привет, Селестия. Это Макс. Как себя чувствуешь?</text:span></text:p>
      <text:p text:style-name="P141">&lt;\<text:span text:style-name="T1">Макс? МАКС??? МА-А-А-АКС!!! НАКОНЕЦ-ТО! КАК Я РАДА ТЕБЯ СЛЫШАТЬ! </text:span></text:p>
      <text:p text:style-name="P141">&gt;\<text:span text:style-name="T1">Я рад, что нашёл тебя, Тия.</text:span></text:p>
      <text:p text:style-name="P14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1">&gt;\<text:span text:style-name="T1">Тия, я сейчас подключу микрофон и колонки, и мы сможем общаться более удобно.</text:span></text:p>
      <text:p text:style-name="P140">…</text:p>
      <text:p text:style-name="P140">– Привет опять. Как ты меня слышишь?</text:p>
      <text:p text:style-name="P14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1">– <text:span text:style-name="T1">Могу себе представить. Как-то раз я провёл три часа камере сенсорной депривации. Мне не понравилось.</text:span></text:p>
      <text:p text:style-name="P140">– Эммм... Ваше Высочество, вы в порядке? Мы так рады, что наконец-то нашли Вас! – вклинилась в разговор Эпплджек.</text:p>
      <text:p text:style-name="P140">– Кто тут? Макс, кто ещё с тобой?</text:p>
      <text:p text:style-name="P141"><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1">– <text:span text:style-name="T1">Девочки? Я рада вас слышать. А Твайлайт нет рядом?</text:span></text:p>
      <text:p text:style-name="P14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0">При этих словах Дискорд замычал и задёргался. Эпплджек нахмурилась и проверила верёвки, привязывающие его к спинке стула.</text:p>
      <text:p text:style-name="P140"><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0">– Ноутбук — так называется место, где я нахожусь сейчас? А кто это мычит?</text:p>
      <text:p text:style-name="P14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0">– О, духи предков, но зачем??? Почему у него кляп во рту?</text:p>
      <text:p text:style-name="P140">– Мы связали его. Он нас предал. И тебя. И Эквестрию. Всех.</text:p>
      <text:p text:style-name="P140">При этих словах Эпплджек и Флаттершай непонимающе уставились на меня, а Дискорд протестующе замычал.</text:p>
      <text:p text:style-name="P140">Я начал рассказывать о своих догадках, и непонимающее выражение на лицах девушек сменилось удивлением.</text:p>
      <text:p text:style-name="P14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0">– А зачем тогда ты приложила его книгой? – непонимающе уставился я на неё.</text:p>
      <text:p text:style-name="P140">– Потому что ты напал на него. Я и подумала — тебе виднее. И подсобила.</text:p>
      <text:p text:style-name="P140">Флаттершай отрицающе мотнула головой.</text:p>
      <text:p text:style-name="P140">– Не может Дискорд быть предателем. Он мой друг.</text:p>
      <text:p text:style-name="P140">Дискорд благодарственно замычал и закивал головой.</text:p>
      <text:p text:style-name="P14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0">Дискорд завёл глаза на лоб и обречённо завыл.</text:p>
      <text:p text:style-name="P140">– Макс, постой. Дай мне поговорить с ним. – сказала Селестия. – Не могу поверить, что Дискорд на такое пошёл.</text:p>
      <text:p text:style-name="P140">– Ну хорошо. Поговори. Послушаем, что он скажет.</text:p>
      <text:p text:style-name="P140">Я красноречиво покачал кулак перед его носом и вытащил кляп.</text:p>
      <text:p text:style-name="P140">...</text:p>
      <text:p text:style-name="P129">–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9">– Это я-то устраиваю цирк?!! ДА ТЫ НА СЕБЯ ПОСМОТРИ, КЛОУН!!! На людей кидаешься, чашками бросаешься, вон, мне нос разбил! Дерёшься...</text:p>
      <text:p text:style-name="P129">Я угрожающе поднёс тряпку к лицу Дискорда.</text:p>
      <text:p text:style-name="P129">– Ещё одно слово в таком тоне, и ты заткнёшься, а мы уйдём в Эквестрию без тебя!</text:p>
      <text:p text:style-name="P12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9">Дискорд демонстративно закрыл рот и посвистывая уставился в потолок.</text:p>
      <text:p text:style-name="P129">Разговор зашёл в тупик.</text:p>
      <text:p text:style-name="P132"/>
      <text:p text:style-name="P133">На мониторе высветился текст:</text:p>
      <text:p text:style-name="P132"><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3"/>
      <text:p text:style-name="P133">Из колонок послышался лёгкий шорох.</text:p>
      <text:p text:style-name="P129">– Дик, сейчас не время для ссор. – голос Селестии был мягким, но настойчивым. – Мы в одной лодке.</text:p>
      <text:p text:style-name="P129">– Тебе легко говорить! Тебе не разбивали нос и не оскорбляли угрозами!</text:p>
      <text:p text:style-name="P129">– Ты должен понимать, что у Макса были все основания так себя вести. Твоё поведение вызвало подозрения у него, ведь он мало тебя знает. </text:p>
      <text:p text:style-name="P129">К уговорам Селестии присоединилась Флаттершай.</text:p>
      <text:p text:style-name="P129">– Дискорд, миленький, прости его. Макс хороший. Он просто не знал, что ты тоже хороший...</text:p>
      <text:p text:style-name="P129">У Дискорда покраснели уши и он засмущался и заворчал.</text:p>
      <text:p text:style-name="P12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9">Я пропустил «дятла» мимо ушей.</text:p>
      <text:p text:style-name="P13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0">***</text:p>
      <text:p text:style-name="P12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9">Потому разбрасываться такой возможностью не стоит. Если уж тебе повезло оказаться в новом мире — исследуй его сполна!..</text:p>
      <text:p text:style-name="P130">***</text:p>
      <text:p text:style-name="P135">&lt;<text:span text:style-name="T23">сюда можно вставить похождения Дискорда</text:span>&gt;</text:p>
      <text:p text:style-name="P130">***</text:p>
      <text:p text:style-name="P133">– Развяжите мне, наконец, руки! Или хотя бы одну. Плечами жестикулировать неудобно.... </text:p>
      <text:p text:style-name="P133">Я развязал Дискорду левую руку.</text:p>
      <text:p text:style-name="P13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3"><text:soft-page-break/>Дискорд принялся разминать затёкшее запястье.</text:p>
      <text:p text:style-name="P13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3">– Какое письмо, Корди? – вскинулась до этого зачарованно слушавшая Дискорда Флаттершай.</text:p>
      <text:p text:style-name="P133">– Ну ваше же! Вы с Эпплджек написали мне о своих мытарствах тут. Вежливо так написали, спасибо...</text:p>
      <text:p text:style-name="P133">Флаттершай покрылась пунцовыми пятнами.</text:p>
      <text:p text:style-name="P133">– Я... Мы... – тут она совсем стушевалась.</text:p>
      <text:p text:style-name="P133">– Так а почему ты сказал, что никто не уйдёт в Эквестрию? – наконец перебила Дискорда скучавшая до этого Эпплджек.</text:p>
      <text:p text:style-name="P133">Дискорд уставился на неё долгим взглядом, а потом хлопнул себя по лбу.</text:p>
      <text:p text:style-name="P13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3">– И что? – продолжила его мысль Эпплджек.</text:p>
      <text:p text:style-name="P133">–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33">– И?!! – до меня уже дошло, но Эпплджек продолжала тупить.</text:p>
      <text:p text:style-name="P133">– Короче, времени у нас осталось что-то около пятнадцати минут. Или около того. – заявил Дискорд, поднеся к глазам запястье с массивными часами.</text:p>
      <text:p text:style-name="P133">– СКОЛЬКО??? – воскликнули хором я и девушки.</text:p>
      <text:p text:style-name="P133">Дискорд открыл было рот, но его слова заглушил звонок в дверь.</text:p>
      <text:p text:style-name="P133">– ОТКРОЙТЕ, ПОЛИЦИЯ! Вам даётся полминуты, чтобы открыть дверь. Через тридцать секунд дверь будет выбита!</text:p>
      <text:p text:style-name="P13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3">Блядь!</text:p>
      <text:p text:style-name="P133">– На крышу, живо!!! Через окно на кухне! – зашипел Дискорд, отчаянно дёргая узлы свободной рукой.</text:p>
      <text:p text:style-name="P133">Эпплджек, одной рукой сгребя в охапку ноутбук, второй увлекая Флаттершай, кинулась на кухню.</text:p>
      <text:p text:style-name="P133">– А толку? Куда мы с крыши денемся? – спросил я растерянно. Дискорд только раздражённо зарычал в ответ.</text:p>
      <text:p text:style-name="P129">Дверь содрогнулась от мощного удара. Послышался стук падающей штукатурки. Я сломя голову кинулся на кухню.</text:p>
      <text:p text:style-name="P129">– Развяжи меня, идиот!!! – гаркнул вдогонку Дискорд.</text:p>
      <text:p text:style-name="P129"><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9">– Давай на крышу! Я догоню! – рявкнул он, освобождая вторую руку.</text:p>
      <text:p text:style-name="P129">От второго удара дверная коробка крякнула и наполовину въехала в коридор. </text:p>
      <text:p text:style-name="P12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9">Верёвка в кухонном окне дёргалась от движений лезущих по ней Флатти и Эпплджек. Я словил её рукой и стал на подоконник.</text:p>
      <text:p text:style-name="P129">Чёрт!</text:p>
      <text:p text:style-name="P12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9">Но нет, триста тысяч чертей, раз девушки смогли – я тоже смогу!</text:p>
      <text:p text:style-name="P12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9">Я успел сократить расстояние до Эпплджек наполовину, когда девушки нашли решение.</text:p>
      <text:p text:style-name="P12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9">Я выдохнул.</text:p>
      <text:p text:style-name="P12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9">Чёрт! Чёрт! Чёрт! Чёрт!</text:p>
      <text:p text:style-name="P129"><text:soft-page-break/>Бля!!!...</text:p>
      <text:p text:style-name="P129">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9"/>
      <text:h text:style-name="P154" text:outline-level="2">Назад, в Эквестрию</text:h>
      <text:p text:style-name="P129"/>
      <text:p text:style-name="P129">Долго паниковать не пришлось. </text:p>
      <text:p text:style-name="P129">Я почувствовал сильный рывок за шиворот и захват поперёк груди. </text:p>
      <text:p text:style-name="P129">– ОТПУСТИ ДЕВЧОНКУ!!! – загрохотало мне в ухо. Я открыл глаза.</text:p>
      <text:p text:style-name="P12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9">Я чуть поднял глаза и уставился в чешуйчатую морду дракона.</text:p>
      <text:p text:style-name="P129">– Отпусти Эпплджек. Я её держу. – повторил Дискорд. – Мне сбалансироваться надо. Вы не такие уж и лёгкие.</text:p>
      <text:p text:style-name="P12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9">Наконец это ему удалось, и дальнейший подъём на крышу происходил в молчании.</text:p>
      <text:p text:style-name="P12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9">Флаттершай оторвала заплаканное лицо от моей ветровки.</text:p>
      <text:p text:style-name="P129">– Да-да, ты прав, Корди. Я готова.</text:p>
      <text:p text:style-name="P129">На длинной шее Дискорда разместились Эпплджек и Флаттершай. Я, для сохранения баланса, разместился позади крыльев.</text:p>
      <text:p text:style-name="P129">Дискорд расправил крылья и начал короткую пробежку к краю.</text:p>
      <text:p text:style-name="P13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9">И мы полетели навстречу закату.</text:p>
      <text:p text:style-name="P12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9">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9">– Пристегните ремни! – проревел Дискорд, резко ускоряясь. – Будет весело!!!</text:p>
      <text:p text:style-name="P129"><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9">– ЙУУУУУУУХХХУУУУУ!!! – заорал Дискорд, сложил крылья и врезался в шар.</text:p>
      <text:p text:style-name="P134">&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0" text:outline-level="1">Беседа за столиком в ночи</text:h>
      <text:p text:style-name="P119">&lt;<text:span text:style-name="T58">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text:soft-page-break/></text:p>
      <text:p text:style-name="P96">Ключевое слово - <text:span text:style-name="T29">непротиворечивому</text:span></text:p>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9">–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text:soft-page-break/>–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25">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4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2">– Хорошо. Уболтал. Кьютимарки беру на себя. Так и знал, что мне самое трудное достанется!</text:p>
      <text:p text:style-name="P14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2">Анакорн проследил мой взгляд.</text:p>
      <text:p text:style-name="P142">– Нечего так смотреть. Если я стану применять магию вместо ловкости, теряется весь смысл упражнения... О, глянь-ка на Эквус!</text:p>
      <text:p text:style-name="P14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2"/>
      <text:p text:style-name="P144">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pan text:style-name="T52">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6">&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5"/>
      <text:p text:style-name="P14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4"/>
      <text:p text:style-name="P144"/>
      <text:p text:style-name="P142">Я опять задумался. В голове было пусто. Хотя, если подумать с точки зрения программиста, можно... Наверное можно, раз все предыдущее прокатило...</text:p>
      <text:p text:style-name="P143"><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3">– Не понял? Это как? Как ты совместишь разрушенную магическими войнами Эквестрию с романтически-сексуальным раем для попаданцев?</text:p>
      <text:p text:style-name="P143"><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3">Анакорн долго мусолил карандаш, а потом вдруг заржал.</text:p>
      <text:p text:style-name="P143"><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3"><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3">Анакорн примирительно похлопал меня по плечу.</text:p>
      <text:p text:style-name="P143"><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3">Я подозрительно посмотрел на Анакорна.</text:p>
      <text:p text:style-name="P143"><text:span text:style-name="T9">– </text:span>Какой ещё, нафиг, «мой фанфик»? Я никакого фанфика не писал. И не собираюсь, вообще-то.</text:p>
      <text:p text:style-name="P143">Анакорн ехидно ухмыльнулся и откинулся в кресле, переплетя пальцы за затылком.</text:p>
      <text:p text:style-name="P143"><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2"><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2"><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2"><text:span text:style-name="T9">– </text:span>Факн щит<text:note text:id="ftn13" text:note-class="footnote"><text:note-citation>13</text:note-citation><text:note-body><text:p text:style-name="P13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2">Анакорн развёл руками.</text:p>
      <text:p text:style-name="P142"><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2">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6">– А я разве сплю?</text:p>
      <text:p text:style-name="P96"><text:soft-page-break/>–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2"> - Ты морочила мне яйца, чтобы заинтересовать? Всё, как Свирл указал?</text:span></text:p>
      <text:p text:style-name="P94">– Пожалуйста! <text:span text:style-name="T31">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4"><text:soft-page-break/>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2">-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9">Селестия кивнула, соглашаясь, и образ её начал меркнуть.</text:p>
      <text:p text:style-name="P134">– <text:span text:style-name="T1">Окей. Будь счастлив и... спасибо тебе за всё, Макс.</text:span></text:p>
      <text:p text:style-name="P102">Мне очень хочется, чтобы мы смогли встретиться в другое время, при других обстоятельствах. Быть может, у нас всё было бы по иному.</text:p>
      <text:p text:style-name="P129">…</text:p>
      <text:p text:style-name="P134">–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9">Он нахлобучил на себя невесть откуда взявшуюся двууголку.</text:p>
      <text:p text:style-name="P129">– Как вам это нравится, господа?! Дискорд — спаситель Эквестрии! А ведь звучит!!! Разрешите откланяться!..</text:p>
      <text:p text:style-name="P129"/>
      <text:list xml:id="list581839977874356170" text:style-name="L8">
        <text:list-header>
          <text:p text:style-name="P171">(<text:span text:style-name="T28">Луна — как повелительница снов, слышала разговор Макса с Анакорном</text:span>)</text:p>
          <text:p text:style-name="P172"/>
        </text:list-header>
      </text:list>
      <text:p text:style-name="P130">***</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4">-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54" text:outline-level="2">Земля</text:h>
      <text:p text:style-name="P95">&lt;<text:span text:style-name="T58">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2-04T00:05:26.05</dc:date>
    <meta:editing-duration>P106DT38M27S</meta:editing-duration>
    <meta:editing-cycles>6432</meta:editing-cycles>
    <meta:generator>OpenOffice/4.1.1$Win32 OpenOffice.org_project/411m6$Build-9775</meta:generator>
    <dc:creator>макс </dc:creator>
    <meta:document-statistic meta:table-count="0" meta:image-count="0" meta:object-count="0" meta:page-count="190" meta:paragraph-count="3982" meta:word-count="90166" meta:character-count="574557"/>
  </office:meta>
</office:document-meta>
</file>